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 style:vertical-align="middle" fo:wrap-option="wrap" fo:background-color="#D8D8D8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53458333333333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9.36625cm"/>
    </style:style>
    <style:style style:name="co8" style:family="table-column">
      <style:table-column-properties fo:break-before="auto" style:column-width="12.22375cm"/>
    </style:style>
    <style:style style:name="co9" style:family="table-column">
      <style:table-column-properties fo:break-before="auto" style:column-width="11.16541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10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fesores_cat2017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No.</text:p>
          </table:table-cell>
          <table:table-cell office:value-type="string" table:style-name="ce2">
            <text:p>Nombres</text:p>
          </table:table-cell>
          <table:table-cell office:value-type="string" table:style-name="ce2">
            <text:p>Apellidos</text:p>
          </table:table-cell>
          <table:table-cell office:value-type="string" table:style-name="ce2">
            <text:p>Documento de identificación<text:s/></text:p>
          </table:table-cell>
          <table:table-cell office:value-type="string" table:style-name="ce2">
            <text:p>Número<text:s/></text:p>
          </table:table-cell>
          <table:table-cell office:value-type="string" table:style-name="ce2">
            <text:p>Nivel académico</text:p>
            <text:p><text:s/></text:p>
          </table:table-cell>
          <table:table-cell office:value-type="string" table:style-name="ce2">
            <text:p>Área del conocimiento</text:p>
            <text:p><text:s/></text:p>
          </table:table-cell>
          <table:table-cell office:value-type="string" table:style-name="ce2">
            <text:p>Título obtenido</text:p>
          </table:table-cell>
          <table:table-cell office:value-type="string" table:style-name="ce2">
            <text:p>Institución o entidad del título obtenido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JUAN FELIPE</text:p>
          </table:table-cell>
          <table:table-cell office:value-type="string" table:style-name="ce1">
            <text:p>VALLEJO OSORI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17128004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DAVID ENRIQUE</text:p>
          </table:table-cell>
          <table:table-cell office:value-type="string" table:style-name="ce1">
            <text:p>VALENCIA MES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1713652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S POLITICAS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LEIDY NATALIA</text:p>
          </table:table-cell>
          <table:table-cell office:value-type="string" table:style-name="ce1">
            <text:p>VILLA RESTREP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17146726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POLITOLOG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GIOVANNY ALEXANDER</text:p>
          </table:table-cell>
          <table:table-cell office:value-type="string" table:style-name="ce1">
            <text:p>TELLEZ CAN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1715135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ESTUDIOS <text:s/>AVNZADOS DE DERECHO FINANCIERO Y TRIBUTARIO</text:p>
          </table:table-cell>
          <table:table-cell office:value-type="string" table:style-name="ce1">
            <text:p>UNIVERSIDAD COMPLUTENSE DE MADRID</text:p>
          </table:table-cell>
          <table:table-cell table:number-columns-repeated="16375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DANIEL ALEJANDRO</text:p>
          </table:table-cell>
          <table:table-cell office:value-type="string" table:style-name="ce1">
            <text:p>MUÑOZ VALENC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1715833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JUAN JOSE</text:p>
          </table:table-cell>
          <table:table-cell office:value-type="string" table:style-name="ce1">
            <text:p>MARTINEZ VOLKMAR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17169393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FELIPE ANDRES</text:p>
          </table:table-cell>
          <table:table-cell office:value-type="string" table:style-name="ce1">
            <text:p>CRISTANCHO ESCOBAR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20395734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CARLOS MARIO</text:p>
          </table:table-cell>
          <table:table-cell office:value-type="string" table:style-name="ce1">
            <text:p>OSORIO GIRAL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2039755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LISTA EN DERECHO TRIBUTARIO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ZAPATA FLO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20416444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NATALIA MARIA</text:p>
          </table:table-cell>
          <table:table-cell office:value-type="string" table:style-name="ce1">
            <text:p>POSADA PE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2042065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ESTUDIOS SOCIOESPACIALES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JESUS DAVID</text:p>
          </table:table-cell>
          <table:table-cell office:value-type="string" table:style-name="ce1">
            <text:p>POLO RIVER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20437535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LUIS GABRIEL</text:p>
          </table:table-cell>
          <table:table-cell office:value-type="string" table:style-name="ce1">
            <text:p>CHICA CASTAÑ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20456689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POLITOLOGO</text:p>
          </table:table-cell>
          <table:table-cell office:value-type="string" table:style-name="ce1">
            <text:p>UNIVERSIDAD NACIONAL DE COLOMBIA-BOG</text:p>
          </table:table-cell>
          <table:table-cell table:number-columns-repeated="16375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HECTOR LEONEL</text:p>
          </table:table-cell>
          <table:table-cell office:value-type="string" table:style-name="ce1">
            <text:p>ARISTIZABAL MARI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22096010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NORA ALEJANDRA</text:p>
          </table:table-cell>
          <table:table-cell office:value-type="string" table:style-name="ce1">
            <text:p>MORALES GARC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26136349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POLITOLOG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DANIEL SANTIAGO</text:p>
          </table:table-cell>
          <table:table-cell office:value-type="string" table:style-name="ce1">
            <text:p>GIRALDO CUART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28120344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GERALDINE</text:p>
          </table:table-cell>
          <table:table-cell office:value-type="string" table:style-name="ce1">
            <text:p>CARTAGENA GARC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4277590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DEL TRABAJO Y SEGURIDAD SOCIAL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CARLOS FERNANDO</text:p>
          </table:table-cell>
          <table:table-cell office:value-type="string" table:style-name="ce1">
            <text:p>ROLDAN PE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583019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MARIA ISABEL</text:p>
          </table:table-cell>
          <table:table-cell office:value-type="string" table:style-name="ce1">
            <text:p>URIBE LOP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633682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de la Educación</text:p>
          </table:table-cell>
          <table:table-cell office:value-type="string" table:style-name="ce1">
            <text:p>MAESTRIA EN EDUCACION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D DUQUE CAMILO<text:s/></text:p>
          </table:table-cell>
          <table:table-cell office:value-type="string" table:style-name="ce1">
            <text:p>ARANGO<text:s/>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639454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CON ENFASIS EN DERECRHO DE LOS RECURSOS NATURALES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LUCAS</text:p>
          </table:table-cell>
          <table:table-cell office:value-type="string" table:style-name="ce1">
            <text:p>ARAQUE GARC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6606868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GIOVANY</text:p>
          </table:table-cell>
          <table:table-cell office:value-type="string" table:style-name="ce1">
            <text:p>AREIZA MADRID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6624006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POLITOLOG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PEDRO ALEJANDRO</text:p>
          </table:table-cell>
          <table:table-cell office:value-type="string" table:style-name="ce1">
            <text:p>JURADO CASTAÑ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693486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ESTRIA EN FILOSOF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YAJAIRA</text:p>
          </table:table-cell>
          <table:table-cell office:value-type="string" table:style-name="ce1">
            <text:p>MIRA HERNAND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7576380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DERECHO DE LOS NEGOCIOS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CRISTIAN ANDRES</text:p>
          </table:table-cell>
          <table:table-cell office:value-type="string" table:style-name="ce1">
            <text:p>DIAZ DI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757649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JUAN JOSE</text:p>
          </table:table-cell>
          <table:table-cell office:value-type="string" table:style-name="ce1">
            <text:p>GOMEZ ARANG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758145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LISTA EN DERECHO PUBLICO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ANA MARIA</text:p>
          </table:table-cell>
          <table:table-cell office:value-type="string" table:style-name="ce1">
            <text:p>LONDOÑO AGUDEL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7594557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JOSE LUIS</text:p>
          </table:table-cell>
          <table:table-cell office:value-type="string" table:style-name="ce1">
            <text:p>GONZALEZ JARAMILL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760054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MAYA VEL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761860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COMERCIAL</text:p>
          </table:table-cell>
          <table:table-cell office:value-type="string" table:style-name="ce1">
            <text:p>UNIVERSIDAD DEL ROSARIO</text:p>
          </table:table-cell>
          <table:table-cell table:number-columns-repeated="16375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SARA ELENA</text:p>
          </table:table-cell>
          <table:table-cell office:value-type="string" table:style-name="ce1">
            <text:p>AGUDELO DUQUE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762004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DERECHO PROCESAL CIVIL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JULIAN CAMILO</text:p>
          </table:table-cell>
          <table:table-cell office:value-type="string" table:style-name="ce1">
            <text:p>GIRALDO NARANJ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840915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RESTREPO SOT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9452876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LUIS EDUARDO</text:p>
          </table:table-cell>
          <table:table-cell office:value-type="string" table:style-name="ce1">
            <text:p>PELAEZ JARAMILL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9684639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S EN CIENCIAS PENALES Y PENITENCIARIAS</text:p>
          </table:table-cell>
          <table:table-cell office:value-type="string" table:style-name="ce1">
            <text:p>UNIVERSIDAD DE SAN BUENAVENTURA</text:p>
          </table:table-cell>
          <table:table-cell table:number-columns-repeated="16375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CRISTIAN LEONEL</text:p>
          </table:table-cell>
          <table:table-cell office:value-type="string" table:style-name="ce1">
            <text:p>GUARDIA LOP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968757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SANTIAGO</text:p>
          </table:table-cell>
          <table:table-cell office:value-type="string" table:style-name="ce1">
            <text:p>VELASQUEZ CASTAÑ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4073561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IVAD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HUGO MAURICIO</text:p>
          </table:table-cell>
          <table:table-cell office:value-type="string" table:style-name="ce1">
            <text:p>ORREGO VARG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44100549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VIVIANA PATRICIA</text:p>
          </table:table-cell>
          <table:table-cell office:value-type="string" table:style-name="ce1">
            <text:p>VERGARA HERNAND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4738652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COMERCIAL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LICETH TORCOROMA</text:p>
          </table:table-cell>
          <table:table-cell office:value-type="string" table:style-name="ce1">
            <text:p>LUNA RINCO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6483637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AURA MARIA</text:p>
          </table:table-cell>
          <table:table-cell office:value-type="string" table:style-name="ce1">
            <text:p>SANCHEZ PARR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64997004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POLITOLOG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ANGELA PATRICIA</text:p>
          </table:table-cell>
          <table:table-cell office:value-type="string" table:style-name="ce1">
            <text:p>BENAVIDES CERO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85275501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NARI%O</text:p>
          </table:table-cell>
          <table:table-cell table:number-columns-repeated="16375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LEIDY CAROLINA</text:p>
          </table:table-cell>
          <table:table-cell office:value-type="string" table:style-name="ce1">
            <text:p>RODRIGUEZ MUÑO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268060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YEISON</text:p>
          </table:table-cell>
          <table:table-cell office:value-type="string" table:style-name="ce1">
            <text:p>MANCO LOP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26927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ANDREA NATALI</text:p>
          </table:table-cell>
          <table:table-cell office:value-type="string" table:style-name="ce1">
            <text:p>ROMERO VARG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27216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Matemáticas y Ciencias Naturales</text:p>
          </table:table-cell>
          <table:table-cell office:value-type="string" table:style-name="ce1">
            <text:p>MAGISTER EN CIENCIA DE LA INFORMACION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JUAN CAMILO</text:p>
          </table:table-cell>
          <table:table-cell office:value-type="string" table:style-name="ce1">
            <text:p>MUÑETON VILLEG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27306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PENAL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ESTEBAN</text:p>
          </table:table-cell>
          <table:table-cell office:value-type="string" table:style-name="ce1">
            <text:p>MUÑOZ GALEAN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273364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ÍSTER EN DERECHO INTERNACIONAL PÚBLICO</text:p>
          </table:table-cell>
          <table:table-cell office:value-type="string" table:style-name="ce1">
            <text:p>UNIVERSITY OF OSLO</text:p>
          </table:table-cell>
          <table:table-cell table:number-columns-repeated="16375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MARIA CLAUDIA</text:p>
          </table:table-cell>
          <table:table-cell office:value-type="string" table:style-name="ce1">
            <text:p>GOMEZ CABAN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27471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TATIANA</text:p>
          </table:table-cell>
          <table:table-cell office:value-type="string" table:style-name="ce1">
            <text:p>ECHEVERRI VILLEG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27585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ZACIÓN EN RESPONSABLIDAD CIVIL Y DEL ESTADO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ANA MARIA</text:p>
          </table:table-cell>
          <table:table-cell office:value-type="string" table:style-name="ce1">
            <text:p>HENAO BUITRAG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279705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ESTUDIOS SOCIOESPACIALES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PIEDRAHITA ARCIL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39454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 POLITIC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ESPINOS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395604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COMERCIAL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YEIZON OCTAVIO</text:p>
          </table:table-cell>
          <table:table-cell office:value-type="string" table:style-name="ce1">
            <text:p>MACIAS GONZAL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402303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VIVIANA</text:p>
          </table:table-cell>
          <table:table-cell office:value-type="string" table:style-name="ce1">
            <text:p>HIGUITA ORTEG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405802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DIANA SOFIA</text:p>
          </table:table-cell>
          <table:table-cell office:value-type="string" table:style-name="ce1">
            <text:p>CORTINA CAMP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41688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PÚBLICO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JULIAN ALBERTO</text:p>
          </table:table-cell>
          <table:table-cell office:value-type="string" table:style-name="ce1">
            <text:p>ZAMBRANO SANCH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417904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CON ENFASIS EN TRIBUTACIÓN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TANIA CAROLINA</text:p>
          </table:table-cell>
          <table:table-cell office:value-type="string" table:style-name="ce1">
            <text:p>RIVERA FERNAND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42589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LEIDY JHOANA</text:p>
          </table:table-cell>
          <table:table-cell office:value-type="string" table:style-name="ce1">
            <text:p>DAVILA CAN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43346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JUAN FELIPE</text:p>
          </table:table-cell>
          <table:table-cell office:value-type="string" table:style-name="ce1">
            <text:p>ALVAREZ ARBOLED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439768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LUIS MAURICIO</text:p>
          </table:table-cell>
          <table:table-cell office:value-type="string" table:style-name="ce1">
            <text:p>URQUIJO TEJAD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46493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PENAL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LAURA SHIRLEY</text:p>
          </table:table-cell>
          <table:table-cell office:value-type="string" table:style-name="ce1">
            <text:p>OSSA SILV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52689954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DUBER ARMANDO</text:p>
          </table:table-cell>
          <table:table-cell office:value-type="string" table:style-name="ce1">
            <text:p>CELIS VEL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220027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JORGE FERNANDO</text:p>
          </table:table-cell>
          <table:table-cell office:value-type="string" table:style-name="ce1">
            <text:p>ACEVEDO RIO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346291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DERECHO CONTRACTUAL Y RELACIONES JURIDICOS NEGOCIABLES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LUIS MARIO</text:p>
          </table:table-cell>
          <table:table-cell office:value-type="string" table:style-name="ce1">
            <text:p>MARIN CADAVID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5502398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JORGE ALEJANDRO</text:p>
          </table:table-cell>
          <table:table-cell office:value-type="string" table:style-name="ce1">
            <text:p>TOBON VERGAR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5533568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LISTA EN DERECHO PENAL Y CRIMINALISTICA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PABLO EMILIO</text:p>
          </table:table-cell>
          <table:table-cell office:value-type="string" table:style-name="ce1">
            <text:p>ANGARITA CAÑ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9144204</text:p>
          </table:table-cell>
          <table:table-cell office:value-type="string" table:style-name="ce1">
            <text:p>DOCTO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OCTOR EN DERECHOS HUMANOS</text:p>
          </table:table-cell>
          <table:table-cell office:value-type="string" table:style-name="ce1">
            <text:p>UNIVERSIDAD PABLO DE OLAVIDE</text:p>
          </table:table-cell>
          <table:table-cell table:number-columns-repeated="16375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AMPARO DE JESUS<text:s/></text:p>
          </table:table-cell>
          <table:table-cell office:value-type="string" table:style-name="ce1">
            <text:p>URREA GIRAL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2137339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 DE FAMIL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table:style-name="ce1">
            <text:p>MARY BLANCA</text:p>
          </table:table-cell>
          <table:table-cell office:value-type="string" table:style-name="ce1">
            <text:p>ANGEL FRANC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2144966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GISTER EN PSICOANALISIS</text:p>
          </table:table-cell>
          <table:table-cell office:value-type="string" table:style-name="ce1">
            <text:p>UNIVERSIDAD ARGENTINA JOHN F KENNEDY</text:p>
          </table:table-cell>
          <table:table-cell table:number-columns-repeated="16375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string" table:style-name="ce1">
            <text:p>BERTA FANNY</text:p>
          </table:table-cell>
          <table:table-cell office:value-type="string" table:style-name="ce1">
            <text:p>OSORIO SALAZAR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21575518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lSTA EN DERECHO CIVIL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table:style-name="ce1">
            <text:p>LUZ ADRIANA</text:p>
          </table:table-cell>
          <table:table-cell office:value-type="string" table:style-name="ce1">
            <text:p>MURIEL ARAQUE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22030010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string" table:style-name="ce1">
            <text:p>ROSA MARIA</text:p>
          </table:table-cell>
          <table:table-cell office:value-type="string" table:style-name="ce1">
            <text:p>SUÑE DOMENECH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10363</text:p>
          </table:table-cell>
          <table:table-cell office:value-type="string" table:style-name="ce1">
            <text:p>DOCTO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DOCTORA EN HUMANIDADES</text:p>
          </table:table-cell>
          <table:table-cell office:value-type="string" table:style-name="ce1">
            <text:p>LA UNIVERSIDAD POMPEU FABRA</text:p>
          </table:table-cell>
          <table:table-cell table:number-columns-repeated="16375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string" table:style-name="ce1">
            <text:p>DIANA LORENA</text:p>
          </table:table-cell>
          <table:table-cell office:value-type="string" table:style-name="ce1">
            <text:p>JIMENEZ GOM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1305153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GÉNERO Y DESARROLLO</text:p>
          </table:table-cell>
          <table:table-cell office:value-type="string" table:style-name="ce1">
            <text:p>FACULTAD LATINOAMERICANA DE CIENCIAS S-FLACSO</text:p>
          </table:table-cell>
          <table:table-cell table:number-columns-repeated="16375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string" table:style-name="ce1">
            <text:p>LINA MARCELA</text:p>
          </table:table-cell>
          <table:table-cell office:value-type="string" table:style-name="ce1">
            <text:p>ESTRADA JARAMILL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140368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string" table:style-name="ce1">
            <text:p>DIANA MARCELA</text:p>
          </table:table-cell>
          <table:table-cell office:value-type="string" table:style-name="ce1">
            <text:p>PALACIO BUSTAMANTE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141478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CULTURA POLITICA: PEDAGOGIA EN DERECHOS HUMANOS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string" table:style-name="ce1">
            <text:p>NATALY</text:p>
          </table:table-cell>
          <table:table-cell office:value-type="string" table:style-name="ce1">
            <text:p>VARGAS OSS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141563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ADMINISTRATIVO</text:p>
          </table:table-cell>
          <table:table-cell office:value-type="string" table:style-name="ce1">
            <text:p>UNIVERSIDAD DEL ROSARIO</text:p>
          </table:table-cell>
          <table:table-cell table:number-columns-repeated="16375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string" table:style-name="ce1">
            <text:p>NATALIA EUGENIA</text:p>
          </table:table-cell>
          <table:table-cell office:value-type="string" table:style-name="ce1">
            <text:p>GOMEZ RU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14385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string" table:style-name="ce1">
            <text:p>MARY LUZ</text:p>
          </table:table-cell>
          <table:table-cell office:value-type="string" table:style-name="ce1">
            <text:p>TOBON TOBO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144010</text:p>
          </table:table-cell>
          <table:table-cell office:value-type="string" table:style-name="ce1">
            <text:p>DOCTO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OCTORA EN DERECHO CONSTITUCIONAL</text:p>
          </table:table-cell>
          <table:table-cell office:value-type="string" table:style-name="ce1">
            <text:p>UNIVERSIDAD COMPLUTENSE DE MADRID</text:p>
          </table:table-cell>
          <table:table-cell table:number-columns-repeated="16375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string" table:style-name="ce1">
            <text:p>CAROLINA</text:p>
          </table:table-cell>
          <table:table-cell office:value-type="string" table:style-name="ce1">
            <text:p>MONTOYA LONDOÑ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209355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SEGURIDAD <text:s/>SOCI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string" table:style-name="ce1">
            <text:p>PAULA ANDREA</text:p>
          </table:table-cell>
          <table:table-cell office:value-type="string" table:style-name="ce1">
            <text:p>PEREZ REYE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209665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ESTRIA EN FILOSOFIA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string" table:style-name="ce1">
            <text:p>NATALIA</text:p>
          </table:table-cell>
          <table:table-cell office:value-type="string" table:style-name="ce1">
            <text:p>BAENA ROBLE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24053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PENAL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string" table:style-name="ce1">
            <text:p>CATALINA</text:p>
          </table:table-cell>
          <table:table-cell office:value-type="string" table:style-name="ce1">
            <text:p>VELASQUEZ ACEVE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25778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string" table:style-name="ce1">
            <text:p>CATALINA</text:p>
          </table:table-cell>
          <table:table-cell office:value-type="string" table:style-name="ce1">
            <text:p>VALDERRAMA ZAPAT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258422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string" table:style-name="ce1">
            <text:p>SANDRA MILENA</text:p>
          </table:table-cell>
          <table:table-cell office:value-type="string" table:style-name="ce1">
            <text:p>GOMEZ SANTAMAR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29626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SOCIOLOGIA DEL DERECHO</text:p>
          </table:table-cell>
          <table:table-cell office:value-type="string" table:style-name="ce1">
            <text:p>UNIVERSIDAD DEL PAIS VASCO</text:p>
          </table:table-cell>
          <table:table-cell table:number-columns-repeated="16375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string" table:style-name="ce1">
            <text:p>FLOR ANGELA</text:p>
          </table:table-cell>
          <table:table-cell office:value-type="string" table:style-name="ce1">
            <text:p>CADAVID BEDOY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336714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SEGURIDAD <text:s/>SOCI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string" table:style-name="ce1">
            <text:p>ISABEL DEL SOCORRO<text:s/></text:p>
          </table:table-cell>
          <table:table-cell office:value-type="string" table:style-name="ce1">
            <text:p>PUERTA LOPER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344275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string" table:style-name="ce1">
            <text:p>LUZ ELENA</text:p>
          </table:table-cell>
          <table:table-cell office:value-type="string" table:style-name="ce1">
            <text:p>HENAO ISAZ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456655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DERECHO PROCESAL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string" table:style-name="ce1">
            <text:p>MARTHA CECILIA</text:p>
          </table:table-cell>
          <table:table-cell office:value-type="string" table:style-name="ce1">
            <text:p>SEPULVEDA ALZATE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473309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de la Educación</text:p>
          </table:table-cell>
          <table:table-cell office:value-type="string" table:style-name="ce1">
            <text:p>ESP. EN EDUCACION DLLO DE HABILIDADES Y JUICIO CRITICO</text:p>
          </table:table-cell>
          <table:table-cell office:value-type="string" table:style-name="ce1">
            <text:p>CORPORACION UNIVERSITARIA LASALLISTA DE MEDEL</text:p>
          </table:table-cell>
          <table:table-cell table:number-columns-repeated="16375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string" table:style-name="ce1">
            <text:p>ALBA ELSY</text:p>
          </table:table-cell>
          <table:table-cell office:value-type="string" table:style-name="ce1">
            <text:p>HERNANDEZ TOR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527469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 DE FAMIL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string" table:style-name="ce1">
            <text:p>LUISA CECILIA</text:p>
          </table:table-cell>
          <table:table-cell office:value-type="string" table:style-name="ce1">
            <text:p>FLOREZ RUI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53562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DEL MEDIO AMBIENTE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NARANJO SERN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41402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DERECHO PENAL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string" table:style-name="ce1">
            <text:p>JULIO ALBERTO</text:p>
          </table:table-cell>
          <table:table-cell office:value-type="string" table:style-name="ce1">
            <text:p>GONZALEZ ZAPAT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41939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INSTITUCIONES JURIDICAS PENALES</text:p>
          </table:table-cell>
          <table:table-cell office:value-type="string" table:style-name="ce1">
            <text:p>UNIVERSIDAD NACIONAL DE COLOMBIA</text:p>
          </table:table-cell>
          <table:table-cell table:number-columns-repeated="16375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string" table:style-name="ce1">
            <text:p>HERNAN DARIO</text:p>
          </table:table-cell>
          <table:table-cell office:value-type="string" table:style-name="ce1">
            <text:p>CARDONA VASQU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454835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string" table:style-name="ce1">
            <text:p>LUZ AMPARO DEL SOCORRO<text:s/></text:p>
          </table:table-cell>
          <table:table-cell office:value-type="string" table:style-name="ce1">
            <text:p>GRANADA DE ESPINAL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7250674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DERECHO PROCESAL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string" table:style-name="ce1">
            <text:p>BEATRIZ HELENA</text:p>
          </table:table-cell>
          <table:table-cell office:value-type="string" table:style-name="ce1">
            <text:p>GIRALDO ALVA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935428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Economía, Administración, Contaduria y Afines</text:p>
          </table:table-cell>
          <table:table-cell office:value-type="string" table:style-name="ce1">
            <text:p>ESP. EN FINANZAS Y MERCADO DE CAPITALES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string" table:style-name="ce1">
            <text:p>GUIOMAR BIBIANA</text:p>
          </table:table-cell>
          <table:table-cell office:value-type="string" table:style-name="ce1">
            <text:p>PERALTA ROBLE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9447697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string" table:style-name="ce1">
            <text:p>ANA MARIA</text:p>
          </table:table-cell>
          <table:table-cell office:value-type="string" table:style-name="ce1">
            <text:p>ARTEAGA CEBALLO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944981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ESTRIA EN HISTORIA</text:p>
          </table:table-cell>
          <table:table-cell office:value-type="string" table:style-name="ce1">
            <text:p>UNIVERSIDAD NACIONAL DE COLOMBIA</text:p>
          </table:table-cell>
          <table:table-cell table:number-columns-repeated="16375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string" table:style-name="ce1">
            <text:p>GLORIA MERCEDES</text:p>
          </table:table-cell>
          <table:table-cell office:value-type="string" table:style-name="ce1">
            <text:p>GOMEZ SANT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2069824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ESTRIA EN TERAPIA FAMILIAR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string" table:style-name="ce1">
            <text:p>MARIA DOLLY</text:p>
          </table:table-cell>
          <table:table-cell office:value-type="string" table:style-name="ce1">
            <text:p>CUARTAS HENA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268280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ESTRIA EN FILOSOF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string" table:style-name="ce1">
            <text:p>AURA ALEIDA</text:p>
          </table:table-cell>
          <table:table-cell office:value-type="string" table:style-name="ce1">
            <text:p>JARAMILLO VALENC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268301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DEL TRABAJO Y SEGURIDAD SOCIAL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string" table:style-name="ce1">
            <text:p>NORA ALBA</text:p>
          </table:table-cell>
          <table:table-cell office:value-type="string" table:style-name="ce1">
            <text:p>COSSIO ACEVE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268401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 DE FAMIL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string" table:style-name="ce1">
            <text:p>GLORIA STELLA</text:p>
          </table:table-cell>
          <table:table-cell office:value-type="string" table:style-name="ce1">
            <text:p>RIVERA OCAMP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268975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TÉ DE TOULOUSE</text:p>
          </table:table-cell>
          <table:table-cell table:number-columns-repeated="16375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string" table:style-name="ce1">
            <text:p>CLAUDIA MARIA</text:p>
          </table:table-cell>
          <table:table-cell office:value-type="string" table:style-name="ce1">
            <text:p>OCHOA RIC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2769575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DEL TRABAJO Y SEGURIDAD SOCIAL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string" table:style-name="ce1">
            <text:p>MARIA LILIANA</text:p>
          </table:table-cell>
          <table:table-cell office:value-type="string" table:style-name="ce1">
            <text:p>RODRIGUEZ BERRI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2779823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de la Educación</text:p>
          </table:table-cell>
          <table:table-cell office:value-type="string" table:style-name="ce1">
            <text:p>LICENCIATURA EN EN EDUC ESPANOL LIT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string" table:style-name="ce1">
            <text:p>CLAUDIA LILIANA</text:p>
          </table:table-cell>
          <table:table-cell office:value-type="string" table:style-name="ce1">
            <text:p>URIBE MEJ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279160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PENAL- MODALIDAD DE PROFUNDIZACION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string" table:style-name="ce1">
            <text:p>MARTHA ISABEL</text:p>
          </table:table-cell>
          <table:table-cell office:value-type="string" table:style-name="ce1">
            <text:p>GOMEZ VEL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282742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string" table:style-name="ce1">
            <text:p>ALICIA</text:p>
          </table:table-cell>
          <table:table-cell office:value-type="string" table:style-name="ce1">
            <text:p>MORALES CADAVID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2980510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Economía, Administración, Contaduria y Afines</text:p>
          </table:table-cell>
          <table:table-cell office:value-type="string" table:style-name="ce1">
            <text:p>ESP. EN GESTION AMBIENT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string" table:style-name="ce1">
            <text:p>BERNARDITA</text:p>
          </table:table-cell>
          <table:table-cell office:value-type="string" table:style-name="ce1">
            <text:p>PEREZ RESTREP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007601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string" table:style-name="ce1">
            <text:p>MARIA VICTORIA</text:p>
          </table:table-cell>
          <table:table-cell office:value-type="string" table:style-name="ce1">
            <text:p>MENESES GARC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008118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string" table:style-name="ce1">
            <text:p>LUCIA</text:p>
          </table:table-cell>
          <table:table-cell office:value-type="string" table:style-name="ce1">
            <text:p>MARTINEZ CUADRO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066775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de la Salud</text:p>
          </table:table-cell>
          <table:table-cell office:value-type="string" table:style-name="ce1">
            <text:p>MAESTRIA EN SALUD PUBLIC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string" table:style-name="ce1">
            <text:p>LILIANA MARIA</text:p>
          </table:table-cell>
          <table:table-cell office:value-type="string" table:style-name="ce1">
            <text:p>URIBE TIRA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086177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TEORIAS, METODOS Y TECNICAS DE INVESTIGACION SOCIAL: INVESTIGACION EVALUATIV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string" table:style-name="ce1">
            <text:p>DIANA PATRICIA</text:p>
          </table:table-cell>
          <table:table-cell office:value-type="string" table:style-name="ce1">
            <text:p>GUERRA MAZ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090118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string" table:style-name="ce1">
            <text:p>MARIA ISABEL</text:p>
          </table:table-cell>
          <table:table-cell office:value-type="string" table:style-name="ce1">
            <text:p>LOPERA VEL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09749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DERECHO PRIVADO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string" table:style-name="ce1">
            <text:p>SANDRA MARIA</text:p>
          </table:table-cell>
          <table:table-cell office:value-type="string" table:style-name="ce1">
            <text:p>MARTINEZ MONSALVE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10584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string" table:style-name="ce1">
            <text:p>PAOLA MILENA</text:p>
          </table:table-cell>
          <table:table-cell office:value-type="string" table:style-name="ce1">
            <text:p>SAMPEDRO OSS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16395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ESTUDIOS SOCIOESPACIALES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string" table:style-name="ce1">
            <text:p>CLAUDIA MARCELA</text:p>
          </table:table-cell>
          <table:table-cell office:value-type="string" table:style-name="ce1">
            <text:p>CANO ORTEG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16961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string" table:style-name="ce1">
            <text:p>CATALINA MARIA</text:p>
          </table:table-cell>
          <table:table-cell office:value-type="string" table:style-name="ce1">
            <text:p>PUERTA HENA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20920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ESTRIA EN HISTORIA</text:p>
          </table:table-cell>
          <table:table-cell office:value-type="string" table:style-name="ce1">
            <text:p>UNIVERSIDAD NACIONAL DE COLOMBIA-BOG</text:p>
          </table:table-cell>
          <table:table-cell table:number-columns-repeated="16375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string" table:style-name="ce1">
            <text:p>NATALIA MARIA</text:p>
          </table:table-cell>
          <table:table-cell office:value-type="string" table:style-name="ce1">
            <text:p>VILLEGAS MARI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22107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GOBIERNO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string" table:style-name="ce1">
            <text:p>JULIANA</text:p>
          </table:table-cell>
          <table:table-cell office:value-type="string" table:style-name="ce1">
            <text:p>PEREZ RESTREP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25224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string" table:style-name="ce1">
            <text:p>NATALIA</text:p>
          </table:table-cell>
          <table:table-cell office:value-type="string" table:style-name="ce1">
            <text:p>MUÑOZ MAY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25323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 DE FAMILIA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string" table:style-name="ce1">
            <text:p>LINA MARIA</text:p>
          </table:table-cell>
          <table:table-cell office:value-type="string" table:style-name="ce1">
            <text:p>OQUENDO GAVIR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261094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string" table:style-name="ce1">
            <text:p>LINA MARIA</text:p>
          </table:table-cell>
          <table:table-cell office:value-type="string" table:style-name="ce1">
            <text:p>NOREÑA CASTRILLO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27202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DERECHO PROCESAL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string" table:style-name="ce1">
            <text:p>MARITZA DEL SOCORRO<text:s/></text:p>
          </table:table-cell>
          <table:table-cell office:value-type="string" table:style-name="ce1">
            <text:p>ORTIZ CORRE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523338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DERECHO URBANISTIC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string" table:style-name="ce1">
            <text:p>MARIA ELENA</text:p>
          </table:table-cell>
          <table:table-cell office:value-type="string" table:style-name="ce1">
            <text:p>AMAYA CASTRILLO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52392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STER EN PSICOLOGIA</text:p>
          </table:table-cell>
          <table:table-cell office:value-type="string" table:style-name="ce1">
            <text:p>UNIVERSIDAD DE SAN BUENAVENTURA</text:p>
          </table:table-cell>
          <table:table-cell table:number-columns-repeated="16375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string" table:style-name="ce1">
            <text:p>SANDRA CONSTANZA</text:p>
          </table:table-cell>
          <table:table-cell office:value-type="string" table:style-name="ce1">
            <text:p>CALDERON RAMI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54456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LOS ANDES</text:p>
          </table:table-cell>
          <table:table-cell table:number-columns-repeated="16375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string" table:style-name="ce1">
            <text:p>NATALIA MARIA</text:p>
          </table:table-cell>
          <table:table-cell office:value-type="string" table:style-name="ce1">
            <text:p>SILVA HURTA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569753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ÍSTER EN HISTORIA Y COMPARACIÓN DE INSTITUCIONES POLÍTICAS Y JURÍDICAS</text:p>
          </table:table-cell>
          <table:table-cell office:value-type="string" table:style-name="ce1">
            <text:p>UUNIVERSITÁ DEGLI STUDI DI MESSINA ITALIA</text:p>
          </table:table-cell>
          <table:table-cell table:number-columns-repeated="16375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string" table:style-name="ce1">
            <text:p>GLORIA PATRICIA</text:p>
          </table:table-cell>
          <table:table-cell office:value-type="string" table:style-name="ce1">
            <text:p>BETANCURT HERNAND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580088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DE LA SEGURIDAD SOCI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string" table:style-name="ce1">
            <text:p>ANA LUCIA</text:p>
          </table:table-cell>
          <table:table-cell office:value-type="string" table:style-name="ce1">
            <text:p>CASTRO AREIZ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58714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DE LA SEGURIDAD SOCI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string" table:style-name="ce1">
            <text:p>ELVIGIA</text:p>
          </table:table-cell>
          <table:table-cell office:value-type="string" table:style-name="ce1">
            <text:p>CARDONA ZULET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59307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de la Educación</text:p>
          </table:table-cell>
          <table:table-cell office:value-type="string" table:style-name="ce1">
            <text:p>MAGISTER EN EDUCACION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string" table:style-name="ce1">
            <text:p>LUISA FERNANDA</text:p>
          </table:table-cell>
          <table:table-cell office:value-type="string" table:style-name="ce1">
            <text:p>ESCOBAR ACOST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59577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de la Educación</text:p>
          </table:table-cell>
          <table:table-cell office:value-type="string" table:style-name="ce1">
            <text:p>MAESTRIA EN EDUCACION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string" table:style-name="ce1">
            <text:p>OLGA LUZ</text:p>
          </table:table-cell>
          <table:table-cell office:value-type="string" table:style-name="ce1">
            <text:p>OSPINA BAUTIST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59626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SEGURIDAD SOCIAL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string" table:style-name="ce1">
            <text:p>DENIS MIREILLE</text:p>
          </table:table-cell>
          <table:table-cell office:value-type="string" table:style-name="ce1">
            <text:p>CONTRERAS POSAD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604932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DEL TRABAJO Y SEGURIDAD SOCI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string" table:style-name="ce1">
            <text:p>JANETH CECILIA</text:p>
          </table:table-cell>
          <table:table-cell office:value-type="string" table:style-name="ce1">
            <text:p>OSPINA QUINTER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608438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string" table:style-name="ce1">
            <text:p>CLAUDIA YANED DE LAS<text:s/></text:p>
          </table:table-cell>
          <table:table-cell office:value-type="string" table:style-name="ce1">
            <text:p>ESPINOSA HENA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610657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string" table:style-name="ce1">
            <text:p>CATALINA MARIA</text:p>
          </table:table-cell>
          <table:table-cell office:value-type="string" table:style-name="ce1">
            <text:p>CRUZ BETANCUR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614348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EDUCACION Y DESARROLLO HUMANO</text:p>
          </table:table-cell>
          <table:table-cell office:value-type="string" table:style-name="ce1">
            <text:p>UNIVERSIDAD DE MANIZALES</text:p>
          </table:table-cell>
          <table:table-cell table:number-columns-repeated="16375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string" table:style-name="ce1">
            <text:p>VICTORIA EUGENIA</text:p>
          </table:table-cell>
          <table:table-cell office:value-type="string" table:style-name="ce1">
            <text:p>BOHORQUEZ HERNAND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631143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string" table:style-name="ce1">
            <text:p>DIANA CONSTANZA</text:p>
          </table:table-cell>
          <table:table-cell office:value-type="string" table:style-name="ce1">
            <text:p>NINCO SANCH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63600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string" table:style-name="ce1">
            <text:p>CLAUDIA PATRICIA</text:p>
          </table:table-cell>
          <table:table-cell office:value-type="string" table:style-name="ce1">
            <text:p>ACOSTA ZULUAG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67115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de la Educación</text:p>
          </table:table-cell>
          <table:table-cell office:value-type="string" table:style-name="ce1">
            <text:p>MAESTRIA EN EDUCACION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string" table:style-name="ce1">
            <text:p>JULIA MARIA</text:p>
          </table:table-cell>
          <table:table-cell office:value-type="string" table:style-name="ce1">
            <text:p>RIVERA GOM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677184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 DE FAMIL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string" table:style-name="ce1">
            <text:p>SANDRA PATRICIA</text:p>
          </table:table-cell>
          <table:table-cell office:value-type="string" table:style-name="ce1">
            <text:p>ALVAREZ MOREN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743293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DERECHO PROCESAL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string" table:style-name="ce1">
            <text:p>MARIBEL</text:p>
          </table:table-cell>
          <table:table-cell office:value-type="string" table:style-name="ce1">
            <text:p>CARRILLO PINED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78504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string" table:style-name="ce1">
            <text:p>BEATRIZ HELENA</text:p>
          </table:table-cell>
          <table:table-cell office:value-type="string" table:style-name="ce1">
            <text:p>MAKIUD MONTOY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796719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string" table:style-name="ce1">
            <text:p>EMMA JULIA</text:p>
          </table:table-cell>
          <table:table-cell office:value-type="string" table:style-name="ce1">
            <text:p>VIANA ROMAÑ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866219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string" table:style-name="ce1">
            <text:p>MARIANELLA</text:p>
          </table:table-cell>
          <table:table-cell office:value-type="string" table:style-name="ce1">
            <text:p>PULIDO TAMAY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869885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Economía, Administración, Contaduria y Afines</text:p>
          </table:table-cell>
          <table:table-cell office:value-type="string" table:style-name="ce1">
            <text:p>MAGISTER EN ADMINISTRACION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string" table:style-name="ce1">
            <text:p>CLARA MARIA</text:p>
          </table:table-cell>
          <table:table-cell office:value-type="string" table:style-name="ce1">
            <text:p>MIRA GONZAL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870623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 POLITIC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string" table:style-name="ce1">
            <text:p>NANCY ASTRID</text:p>
          </table:table-cell>
          <table:table-cell office:value-type="string" table:style-name="ce1">
            <text:p>JARAMILLO CAS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90501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DE LA SEGURIDAD SOCI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string" table:style-name="ce1">
            <text:p>DIANA PATRICIA</text:p>
          </table:table-cell>
          <table:table-cell office:value-type="string" table:style-name="ce1">
            <text:p>GIRALDO BOTER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914177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string" table:style-name="ce1">
            <text:p>CLAUDIA PATRICIA</text:p>
          </table:table-cell>
          <table:table-cell office:value-type="string" table:style-name="ce1">
            <text:p>SERNA CARDON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914299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DERECHOS HUMANOS Y DERECHO INTERNACIONAL UNIVERSITARI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string" table:style-name="ce1">
            <text:p>SANDRA MILENA</text:p>
          </table:table-cell>
          <table:table-cell office:value-type="string" table:style-name="ce1">
            <text:p>MUÑOZ CAÑ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922914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SEGURIDAD <text:s/>SOCIAL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string" table:style-name="ce1">
            <text:p>CLAUDIA MARCELA</text:p>
          </table:table-cell>
          <table:table-cell office:value-type="string" table:style-name="ce1">
            <text:p>CASTAÑO PATIÑ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928022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SEGURIDAD SOCIAL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string" table:style-name="ce1">
            <text:p>CLAUDIA MARCELA</text:p>
          </table:table-cell>
          <table:table-cell office:value-type="string" table:style-name="ce1">
            <text:p>PORTACIO MERCA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97109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string" table:style-name="ce1">
            <text:p>VERONICA</text:p>
          </table:table-cell>
          <table:table-cell office:value-type="string" table:style-name="ce1">
            <text:p>GONZALEZ CASTAÑO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98299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string" table:style-name="ce1">
            <text:p>JUDITH ELENA</text:p>
          </table:table-cell>
          <table:table-cell office:value-type="string" table:style-name="ce1">
            <text:p>ORTIZ BLANC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983600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 DE FAMILIA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string" table:style-name="ce1">
            <text:p>OLGA ELENA</text:p>
          </table:table-cell>
          <table:table-cell office:value-type="string" table:style-name="ce1">
            <text:p>LOPEZ RAMI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983923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ANTROPOLOG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string" table:style-name="ce1">
            <text:p>CAROLINA</text:p>
          </table:table-cell>
          <table:table-cell office:value-type="string" table:style-name="ce1">
            <text:p>LOPERA TOBO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984768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 POLITIC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string" table:style-name="ce1">
            <text:p>ALEJANDRA</text:p>
          </table:table-cell>
          <table:table-cell office:value-type="string" table:style-name="ce1">
            <text:p>ORTIZ FERNAND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996915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string" table:style-name="ce1">
            <text:p>MARIA PAULINA</text:p>
          </table:table-cell>
          <table:table-cell office:value-type="string" table:style-name="ce1">
            <text:p>GOMEZ PE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400122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PENAL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string" table:style-name="ce1">
            <text:p>CAROLINA PATRICIA</text:p>
          </table:table-cell>
          <table:table-cell office:value-type="string" table:style-name="ce1">
            <text:p>GRAJALES BARRIO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5090868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Economía, Administración, Contaduria y Afines</text:p>
          </table:table-cell>
          <table:table-cell office:value-type="string" table:style-name="ce1">
            <text:p>MAGISTER EN DISEÑO Y GESTION DE PROYECTOS TECNOLÓGICOAS</text:p>
          </table:table-cell>
          <table:table-cell office:value-type="string" table:style-name="ce1">
            <text:p>UNIVERSIDAD INTERNACIONAL DE LA RIOJA</text:p>
          </table:table-cell>
          <table:table-cell table:number-columns-repeated="16375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string" table:style-name="ce1">
            <text:p>CLAUDIA PATRICIA</text:p>
          </table:table-cell>
          <table:table-cell office:value-type="string" table:style-name="ce1">
            <text:p>JIMENEZ OYUEL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5214836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de la Salud</text:p>
          </table:table-cell>
          <table:table-cell office:value-type="string" table:style-name="ce1">
            <text:p>ESPECIALISTA EN MEDICINA DEL TRABAJO Y LABORAL</text:p>
          </table:table-cell>
          <table:table-cell office:value-type="string" table:style-name="ce1">
            <text:p>UNIVERSIDAD DEL ROSARIO</text:p>
          </table:table-cell>
          <table:table-cell table:number-columns-repeated="16375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string" table:style-name="ce1">
            <text:p>ANYELA MARIA</text:p>
          </table:table-cell>
          <table:table-cell office:value-type="string" table:style-name="ce1">
            <text:p>RODRIGUEZ TACHACK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5313205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 DE FAMILIA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string" table:style-name="ce1">
            <text:p>LAURA YAMILE</text:p>
          </table:table-cell>
          <table:table-cell office:value-type="string" table:style-name="ce1">
            <text:p>PORTILLA FERRER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60264113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EDUCACIÓN Y DESARROLLO HUMANO</text:p>
          </table:table-cell>
          <table:table-cell office:value-type="string" table:style-name="ce1">
            <text:p>UNIVERSIDAD DE MANIZALES</text:p>
          </table:table-cell>
          <table:table-cell table:number-columns-repeated="16375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string" table:style-name="ce1">
            <text:p>OLGA LUCIA</text:p>
          </table:table-cell>
          <table:table-cell office:value-type="string" table:style-name="ce1">
            <text:p>BERNAL GARC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6339202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DERECHO PEN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string" table:style-name="ce1">
            <text:p>MONICA JANETH</text:p>
          </table:table-cell>
          <table:table-cell office:value-type="string" table:style-name="ce1">
            <text:p>CARDENAS CLAR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63491177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string" table:style-name="ce1">
            <text:p>ALEXANDRA</text:p>
          </table:table-cell>
          <table:table-cell office:value-type="string" table:style-name="ce1">
            <text:p>FERNANDEZ ROJ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6355957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string" table:style-name="ce1">
            <text:p>JHON BAYRON</text:p>
          </table:table-cell>
          <table:table-cell office:value-type="string" table:style-name="ce1">
            <text:p>MONTOYA GUTIER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0108506</text:p>
          </table:table-cell>
          <table:table-cell office:value-type="string" table:style-name="ce1">
            <text:p>DOCTO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OCTORADO EN EL PROGRAMA TEORIA DE LA EDUCACION Y PEDAGOGIA SOCIAL</text:p>
          </table:table-cell>
          <table:table-cell office:value-type="string" table:style-name="ce1">
            <text:p>UNIVERSIDAD PABLO DE OLAVIDE</text:p>
          </table:table-cell>
          <table:table-cell table:number-columns-repeated="16375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string" table:style-name="ce1">
            <text:p>FRANCISCO JAVIER</text:p>
          </table:table-cell>
          <table:table-cell office:value-type="string" table:style-name="ce1">
            <text:p>TAMAYO PATIÑ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019552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PENAL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string" table:style-name="ce1">
            <text:p>ELKIN DE JESUS<text:s/></text:p>
          </table:table-cell>
          <table:table-cell office:value-type="string" table:style-name="ce1">
            <text:p>RAMIREZ JARAMILL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0301298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CONSTITUCION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string" table:style-name="ce1">
            <text:p>HUBED DE JESUS<text:s/></text:p>
          </table:table-cell>
          <table:table-cell office:value-type="string" table:style-name="ce1">
            <text:p>BEDOYA GIRAL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0500583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ESTRIA EN FILOSOF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string" table:style-name="ce1">
            <text:p>JOSE LUIS</text:p>
          </table:table-cell>
          <table:table-cell office:value-type="string" table:style-name="ce1">
            <text:p>BUSTAMANTE HERNAND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055700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LISTA EN DERECHO PENAL Y CRIMINALISTICA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string" table:style-name="ce1">
            <text:p>RAUL ANTONIO</text:p>
          </table:table-cell>
          <table:table-cell office:value-type="string" table:style-name="ce1">
            <text:p>ARANGO PIEDRAHIT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090416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string" table:style-name="ce1">
            <text:p>LUIS ALBEIRO</text:p>
          </table:table-cell>
          <table:table-cell office:value-type="string" table:style-name="ce1">
            <text:p>PEREZ VILL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21838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RUA MARI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22265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POLITICAS PUBLICAS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string" table:style-name="ce1">
            <text:p>JUAN GUILLERMO</text:p>
          </table:table-cell>
          <table:table-cell office:value-type="string" table:style-name="ce1">
            <text:p>LOPEZ PINED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26399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COMERCIAL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string" table:style-name="ce1">
            <text:p>JUAN ESTEBAN</text:p>
          </table:table-cell>
          <table:table-cell office:value-type="string" table:style-name="ce1">
            <text:p>VASQUEZ VER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265217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LISTA EN DERECHO PUBLICO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string" table:style-name="ce1">
            <text:p>JUAN DAVID</text:p>
          </table:table-cell>
          <table:table-cell office:value-type="string" table:style-name="ce1">
            <text:p>RAMIREZ ECHEVERRI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27719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S POLITICAS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string" table:style-name="ce1">
            <text:p>SANTIAGO ALEJANDRO</text:p>
          </table:table-cell>
          <table:table-cell office:value-type="string" table:style-name="ce1">
            <text:p>JIMENEZ CAMPIÑ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293404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string" table:style-name="ce1">
            <text:p>JUAN ESTEBAN</text:p>
          </table:table-cell>
          <table:table-cell office:value-type="string" table:style-name="ce1">
            <text:p>JARAMILLO GIRAL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3049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 POLITIC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string" table:style-name="ce1">
            <text:p>RODRIGO DE JESUS<text:s/></text:p>
          </table:table-cell>
          <table:table-cell office:value-type="string" table:style-name="ce1">
            <text:p>GONZALEZ CIFUENTE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31639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 DE FAMILIA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string" table:style-name="ce1">
            <text:p>LUIS EMILIO</text:p>
          </table:table-cell>
          <table:table-cell office:value-type="string" table:style-name="ce1">
            <text:p>LOPEZ ZAPAT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3561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LUQUEGI</text:p>
          </table:table-cell>
          <table:table-cell office:value-type="string" table:style-name="ce1">
            <text:p>GIL NEIR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39245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string" table:style-name="ce1">
            <text:p>OSCAR ARMANDO</text:p>
          </table:table-cell>
          <table:table-cell office:value-type="string" table:style-name="ce1">
            <text:p>SUAREZ RAMI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6083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VELASQUEZ HOYO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67973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string" table:style-name="ce1">
            <text:p>DANY ALEXANDER</text:p>
          </table:table-cell>
          <table:table-cell office:value-type="string" table:style-name="ce1">
            <text:p>GRANDA JARAMILL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70814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Economía, Administración, Contaduria y Afines</text:p>
          </table:table-cell>
          <table:table-cell office:value-type="string" table:style-name="ce1">
            <text:p>ESPECIALISTA EN GESTION INMOBILARIA</text:p>
          </table:table-cell>
          <table:table-cell office:value-type="string" table:style-name="ce1">
            <text:p>UNIVERSIDAD NACIONAL DE COLOMBIA-BOG</text:p>
          </table:table-cell>
          <table:table-cell table:number-columns-repeated="16375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string" table:style-name="ce1">
            <text:p>MAURICIO ANDRES</text:p>
          </table:table-cell>
          <table:table-cell office:value-type="string" table:style-name="ce1">
            <text:p>MACHADO ALVARA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78527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DERECHO DE LOS NEGOCIOS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string" table:style-name="ce1">
            <text:p>JULIAN ANDRES</text:p>
          </table:table-cell>
          <table:table-cell office:value-type="string" table:style-name="ce1">
            <text:p>VALCARCEL VARG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81747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string" table:style-name="ce1">
            <text:p>CARLOS ANDRES</text:p>
          </table:table-cell>
          <table:table-cell office:value-type="string" table:style-name="ce1">
            <text:p>GOMEZ GARC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84475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BIOETICA Y BIODERECHO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string" table:style-name="ce1">
            <text:p>RICHARD STEVE</text:p>
          </table:table-cell>
          <table:table-cell office:value-type="string" table:style-name="ce1">
            <text:p>RAMIREZ GRISALE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86631</text:p>
          </table:table-cell>
          <table:table-cell office:value-type="string" table:style-name="ce1">
            <text:p>DOCTO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OCTORADO EN DERECHO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string" table:style-name="ce1">
            <text:p>JULIAN DAVID</text:p>
          </table:table-cell>
          <table:table-cell office:value-type="string" table:style-name="ce1">
            <text:p>AGUDELO OSORI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88754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string" table:style-name="ce1">
            <text:p>EDWIN ANDRES</text:p>
          </table:table-cell>
          <table:table-cell office:value-type="string" table:style-name="ce1">
            <text:p>GOMEZ MUÑO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8939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ZACIÓN EN RESPONSABLIDAD CIVIL Y DEL ESTADO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string" table:style-name="ce1">
            <text:p>CASTI LONGAS ANDRES<text:s/></text:p>
          </table:table-cell>
          <table:table-cell office:value-type="string" table:style-name="ce1">
            <text:p>DIAZ DEL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52657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string" table:style-name="ce1">
            <text:p>DERZU</text:p>
          </table:table-cell>
          <table:table-cell office:value-type="string" table:style-name="ce1">
            <text:p>PEREZ FIGUERO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527184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string" table:style-name="ce1">
            <text:p>FARUK SAMAN</text:p>
          </table:table-cell>
          <table:table-cell office:value-type="string" table:style-name="ce1">
            <text:p>GONZALEZ BUITRAG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590480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COMUNICACION SOCIAL-PERIODISTA</text:p>
          </table:table-cell>
          <table:table-cell office:value-type="string" table:style-name="ce1">
            <text:p>UNAD UNIVERSIDAD NACIONAL A DISTANCIA</text:p>
          </table:table-cell>
          <table:table-cell table:number-columns-repeated="16375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string" table:style-name="ce1">
            <text:p>EDGAR ALBERTO</text:p>
          </table:table-cell>
          <table:table-cell office:value-type="string" table:style-name="ce1">
            <text:p>DUQUE GUTIER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593534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SEGURIDAD <text:s/>SOCI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string" table:style-name="ce1">
            <text:p>GERMAN HUMBERTO</text:p>
          </table:table-cell>
          <table:table-cell office:value-type="string" table:style-name="ce1">
            <text:p>BECERRA MARTIN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604795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REVISORIA FISCAL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string" table:style-name="ce1">
            <text:p>JAIME LEON</text:p>
          </table:table-cell>
          <table:table-cell office:value-type="string" table:style-name="ce1">
            <text:p>GAÑAN ECHAVARR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613024</text:p>
          </table:table-cell>
          <table:table-cell office:value-type="string" table:style-name="ce1">
            <text:p>DOCTO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OCTORADO EN DERECHO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string" table:style-name="ce1">
            <text:p>JOHN JAIME</text:p>
          </table:table-cell>
          <table:table-cell office:value-type="string" table:style-name="ce1">
            <text:p>RESTREPO RODRIGU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661264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DEL TRABAJO Y SEGURIDAD SOCIAL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string" table:style-name="ce1">
            <text:p>CARLOS MARIO</text:p>
          </table:table-cell>
          <table:table-cell office:value-type="string" table:style-name="ce1">
            <text:p>GALLEGO OSPIN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67929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string" table:style-name="ce1">
            <text:p>IVAN ADOLFO</text:p>
          </table:table-cell>
          <table:table-cell office:value-type="string" table:style-name="ce1">
            <text:p>GORDILLO VER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688684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POLITOLOG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string" table:style-name="ce1">
            <text:p>OSCAR ALBERTO</text:p>
          </table:table-cell>
          <table:table-cell office:value-type="string" table:style-name="ce1">
            <text:p>GARCIA ARCIL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689315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string" table:style-name="ce1">
            <text:p>NELSON AUGUSTO</text:p>
          </table:table-cell>
          <table:table-cell office:value-type="string" table:style-name="ce1">
            <text:p>RUIZ SEPULVED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69060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string" table:style-name="ce1">
            <text:p>JUAN FERNANDO</text:p>
          </table:table-cell>
          <table:table-cell office:value-type="string" table:style-name="ce1">
            <text:p>GUTIERREZ MARQU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690759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ESTUDIOS POLITICOS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string" table:style-name="ce1">
            <text:p>FERNEY ALBERTO</text:p>
          </table:table-cell>
          <table:table-cell office:value-type="string" table:style-name="ce1">
            <text:p>VERGARA GARC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10119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string" table:style-name="ce1">
            <text:p>DANIEL MAURICIO</text:p>
          </table:table-cell>
          <table:table-cell office:value-type="string" table:style-name="ce1">
            <text:p>PATIÑO MARIAC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1206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ESTRIA EN FILOSOF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string" table:style-name="ce1">
            <text:p>JUAN CARLOS</text:p>
          </table:table-cell>
          <table:table-cell office:value-type="string" table:style-name="ce1">
            <text:p>LOPERA ESPINAL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2831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 DE FAMILIA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string" table:style-name="ce1">
            <text:p>JOSE AGUSTIN</text:p>
          </table:table-cell>
          <table:table-cell office:value-type="string" table:style-name="ce1">
            <text:p>VELEZ UPEGUI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29094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string" table:style-name="ce1">
            <text:p>JONNI ALEXANDER</text:p>
          </table:table-cell>
          <table:table-cell office:value-type="string" table:style-name="ce1">
            <text:p>GIRALDO JURA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2963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S POLITICAS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string" table:style-name="ce1">
            <text:p>CARLOS ANDRES</text:p>
          </table:table-cell>
          <table:table-cell office:value-type="string" table:style-name="ce1">
            <text:p>VERA MAZ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3265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lSTA EN DERECHO CIVIL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string" table:style-name="ce1">
            <text:p>JHON FREDY</text:p>
          </table:table-cell>
          <table:table-cell office:value-type="string" table:style-name="ce1">
            <text:p>ECHEVERRI GALLEG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36750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lSTA EN DERECHO CIVIL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string" table:style-name="ce1">
            <text:p>CARLOS FERNANDO</text:p>
          </table:table-cell>
          <table:table-cell office:value-type="string" table:style-name="ce1">
            <text:p>ECHEVERRI JIMEN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4586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 POLITIC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MENDIETA GONZAL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53708</text:p>
          </table:table-cell>
          <table:table-cell office:value-type="string" table:style-name="ce1">
            <text:p>DOCTO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OCTOR EN DERECHO CONSTITUCIONAL</text:p>
          </table:table-cell>
          <table:table-cell office:value-type="string" table:style-name="ce1">
            <text:p>UNIVERSIDAD COMPLUTENSE DE MADRID</text:p>
          </table:table-cell>
          <table:table-cell table:number-columns-repeated="16375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string" table:style-name="ce1">
            <text:p>JUAN CARLOS</text:p>
          </table:table-cell>
          <table:table-cell office:value-type="string" table:style-name="ce1">
            <text:p>MUNERA MONTOY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59720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DERECHO PUBLICO AREA DERECHO ADMINISTRATIVO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string" table:style-name="ce1">
            <text:p>ORLANDO</text:p>
          </table:table-cell>
          <table:table-cell office:value-type="string" table:style-name="ce1">
            <text:p>CARRILLO OCHO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75430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string" table:style-name="ce1">
            <text:p>JAVIER HUMBERTO</text:p>
          </table:table-cell>
          <table:table-cell office:value-type="string" table:style-name="ce1">
            <text:p>VEGA MEZ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87602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string" table:style-name="ce1">
            <text:p>CARLOS ANDRES</text:p>
          </table:table-cell>
          <table:table-cell office:value-type="string" table:style-name="ce1">
            <text:p>ARISTIZABAL BOTER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90858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EDUCACIÓN Y DESARROLLO HUMANO</text:p>
          </table:table-cell>
          <table:table-cell office:value-type="string" table:style-name="ce1">
            <text:p>UNIVERSIDAD DE MANIZALES</text:p>
          </table:table-cell>
          <table:table-cell table:number-columns-repeated="16375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string" table:style-name="ce1">
            <text:p>EDDISON DAVID</text:p>
          </table:table-cell>
          <table:table-cell office:value-type="string" table:style-name="ce1">
            <text:p>CASTRILLON GARC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91278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DERECHO PROCESAL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string" table:style-name="ce1">
            <text:p>SERGIO ANDRES</text:p>
          </table:table-cell>
          <table:table-cell office:value-type="string" table:style-name="ce1">
            <text:p>GIRALDO GALEAN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9245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string" table:style-name="ce1">
            <text:p>JUAN CAMILO</text:p>
          </table:table-cell>
          <table:table-cell office:value-type="string" table:style-name="ce1">
            <text:p>MEJIA WALKER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9740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string" table:style-name="ce1">
            <text:p>EDUIN ALBERTO</text:p>
          </table:table-cell>
          <table:table-cell office:value-type="string" table:style-name="ce1">
            <text:p>AVILA FERREIR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418175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COMERCIAL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string" table:style-name="ce1">
            <text:p>GREGORIO</text:p>
          </table:table-cell>
          <table:table-cell office:value-type="string" table:style-name="ce1">
            <text:p>AREVALO NAVARR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829900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ESTUDIOS POLITICOS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string" table:style-name="ce1">
            <text:p>CARLOS DAVID</text:p>
          </table:table-cell>
          <table:table-cell office:value-type="string" table:style-name="ce1">
            <text:p>LOPEZ NORIEG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8713545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ESTUDIOS SOCIOESPACIALES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string" table:style-name="ce1">
            <text:p>ALVARO MIGUEL</text:p>
          </table:table-cell>
          <table:table-cell office:value-type="string" table:style-name="ce1">
            <text:p>VILLADIEGO VELASQU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871541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string" table:style-name="ce1">
            <text:p>JOSE FERNANDO</text:p>
          </table:table-cell>
          <table:table-cell office:value-type="string" table:style-name="ce1">
            <text:p>TOLEDO PERDOM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9289558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DERECHO PROCESAL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string" table:style-name="ce1">
            <text:p>JUAN PABLO</text:p>
          </table:table-cell>
          <table:table-cell office:value-type="string" table:style-name="ce1">
            <text:p>CUBILLOS MELEND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0047471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NACIONAL DE COLOMBIA-BOG</text:p>
          </table:table-cell>
          <table:table-cell table:number-columns-repeated="16375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string" table:style-name="ce1">
            <text:p>OSCAR MAURICIO</text:p>
          </table:table-cell>
          <table:table-cell office:value-type="string" table:style-name="ce1">
            <text:p>CASTAÑO BARRER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02863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ESTRIA EN FILOSOF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EBALLOS BEDOY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031519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string" table:style-name="ce1">
            <text:p>JOHN FREDY</text:p>
          </table:table-cell>
          <table:table-cell office:value-type="string" table:style-name="ce1">
            <text:p>BEDOYA MARULAND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06349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S POLITICAS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string" table:style-name="ce1">
            <text:p>JORGE ELIECER</text:p>
          </table:table-cell>
          <table:table-cell office:value-type="string" table:style-name="ce1">
            <text:p>CARDONA JIMEN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07112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OSORIO MADRID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10621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LISTA EN DERECHO PUBLICO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string" table:style-name="ce1">
            <text:p>SELLER</text:p>
          </table:table-cell>
          <table:table-cell office:value-type="string" table:style-name="ce1">
            <text:p>ALVAREZ URREG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12795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string" table:style-name="ce1">
            <text:p>DAVID IGNACIO</text:p>
          </table:table-cell>
          <table:table-cell office:value-type="string" table:style-name="ce1">
            <text:p>MOLINA VELASQU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15499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STER EN PSICOLOGIA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string" table:style-name="ce1">
            <text:p>GIL MILLER JOSE<text:s/></text:p>
          </table:table-cell>
          <table:table-cell office:value-type="string" table:style-name="ce1">
            <text:p>PUYO DIA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23196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DEL TRABAJO Y SEGURIDAD SOCI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string" table:style-name="ce1">
            <text:p>HERNAN AUGUSTO</text:p>
          </table:table-cell>
          <table:table-cell office:value-type="string" table:style-name="ce1">
            <text:p>LOPEZ DUQUE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25583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string" table:style-name="ce1">
            <text:p>RAUL HUMBERTO</text:p>
          </table:table-cell>
          <table:table-cell office:value-type="string" table:style-name="ce1">
            <text:p>OCHOA CARVAJAL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29489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ESTRIA EN FILOSOF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string" table:style-name="ce1">
            <text:p>LEYDER HUMBERTO</text:p>
          </table:table-cell>
          <table:table-cell office:value-type="string" table:style-name="ce1">
            <text:p>PERDOMO RAMI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304343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 POLITIC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string" table:style-name="ce1">
            <text:p>CESAR AUGUSTO</text:p>
          </table:table-cell>
          <table:table-cell office:value-type="string" table:style-name="ce1">
            <text:p>LONDOÑO ALVA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35879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ESTUDIOS POLITICOS</text:p>
          </table:table-cell>
          <table:table-cell office:value-type="string" table:style-name="ce1">
            <text:p>UNIVERSIDAD NACIONAL DE COLOMBIA-BOG</text:p>
          </table:table-cell>
          <table:table-cell table:number-columns-repeated="16375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string" table:style-name="ce1">
            <text:p>CARLOS MARIO</text:p>
          </table:table-cell>
          <table:table-cell office:value-type="string" table:style-name="ce1">
            <text:p>BUSTAMANTE VALENC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398514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 DE FAMIL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string" table:style-name="ce1">
            <text:p>JOSE YESID</text:p>
          </table:table-cell>
          <table:table-cell office:value-type="string" table:style-name="ce1">
            <text:p>CARRILLO CANTILL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408509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ESTUDIOS POLITICOS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string" table:style-name="ce1">
            <text:p>OSCAR DE JESUS<text:s/></text:p>
          </table:table-cell>
          <table:table-cell office:value-type="string" table:style-name="ce1">
            <text:p>GIRALDO TORRE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415992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string" table:style-name="ce1">
            <text:p>EDWIN JADER</text:p>
          </table:table-cell>
          <table:table-cell office:value-type="string" table:style-name="ce1">
            <text:p>SUAZA ESTRAD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43218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Ingeniería, Arquitectura, Urbanismo y Afines</text:p>
          </table:table-cell>
          <table:table-cell office:value-type="string" table:style-name="ce1">
            <text:p>ESPECIALISTA EN PLANEAICION URBANA</text:p>
          </table:table-cell>
          <table:table-cell office:value-type="string" table:style-name="ce1">
            <text:p>COLEGIO MAYOR DE ANTIOQUIA</text:p>
          </table:table-cell>
          <table:table-cell table:number-columns-repeated="16375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string" table:style-name="ce1">
            <text:p>JAVIER ENRIQUE</text:p>
          </table:table-cell>
          <table:table-cell office:value-type="string" table:style-name="ce1">
            <text:p>MUÑOZ VALDIVIES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800189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 POLITIC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string" table:style-name="ce1">
            <text:p>ARMANDO</text:p>
          </table:table-cell>
          <table:table-cell office:value-type="string" table:style-name="ce1">
            <text:p>VALENCIA TOBO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489084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string" table:style-name="ce1">
            <text:p>JAIME ALBERTO</text:p>
          </table:table-cell>
          <table:table-cell office:value-type="string" table:style-name="ce1">
            <text:p>AGUDELO FIGUERO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498396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string" table:style-name="ce1">
            <text:p>ALEXANDER ARBEY</text:p>
          </table:table-cell>
          <table:table-cell office:value-type="string" table:style-name="ce1">
            <text:p>SANCHEZ UPEGUI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526336</text:p>
          </table:table-cell>
          <table:table-cell office:value-type="string" table:style-name="ce1">
            <text:p>DOCTO</text:p>
          </table:table-cell>
          <table:table-cell office:value-type="string" table:style-name="ce1">
            <text:p>Ciencias de la Educación</text:p>
          </table:table-cell>
          <table:table-cell office:value-type="string" table:style-name="ce1">
            <text:p>DOCTORADO EN LINGUISTICA,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string" table:style-name="ce1">
            <text:p>JAVIER IGNACIO</text:p>
          </table:table-cell>
          <table:table-cell office:value-type="string" table:style-name="ce1">
            <text:p>VARGAS DUQUE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548375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string" table:style-name="ce1">
            <text:p>JULIO EDUARDO</text:p>
          </table:table-cell>
          <table:table-cell office:value-type="string" table:style-name="ce1">
            <text:p>MESA ESCOBAR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54896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Ingeniería, Arquitectura, Urbanismo y Afines</text:p>
          </table:table-cell>
          <table:table-cell office:value-type="string" table:style-name="ce1">
            <text:p>MAGISTER EN HABITAT</text:p>
          </table:table-cell>
          <table:table-cell office:value-type="string" table:style-name="ce1">
            <text:p>UNIVERSIDAD NACIONAL DE COLOMBIA-BOG</text:p>
          </table:table-cell>
          <table:table-cell table:number-columns-repeated="16375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string" table:style-name="ce1">
            <text:p>JUAN GUILLERMO</text:p>
          </table:table-cell>
          <table:table-cell office:value-type="string" table:style-name="ce1">
            <text:p>HERNANDEZ GIL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55448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GISTER EN INVESTIGACIÓN PSICOANALÍTIC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string" table:style-name="ce1">
            <text:p>DIOMER GIOVANNI</text:p>
          </table:table-cell>
          <table:table-cell office:value-type="string" table:style-name="ce1">
            <text:p>MONCADA MONTOY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561859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string" table:style-name="ce1">
            <text:p>BENJAMIN DE JESUS<text:s/></text:p>
          </table:table-cell>
          <table:table-cell office:value-type="string" table:style-name="ce1">
            <text:p>YEPES PUERT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57197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DERECHO PROCESAL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string" table:style-name="ce1">
            <text:p>BAYRON RICARDO</text:p>
          </table:table-cell>
          <table:table-cell office:value-type="string" table:style-name="ce1">
            <text:p>GONGORA ARANG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584304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GOMEZ MUÑO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585055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de la Educación</text:p>
          </table:table-cell>
          <table:table-cell office:value-type="string" table:style-name="ce1">
            <text:p>BIBLIOTECOLOG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string" table:style-name="ce1">
            <text:p>ROBERTH AUGUSTO</text:p>
          </table:table-cell>
          <table:table-cell office:value-type="string" table:style-name="ce1">
            <text:p>URIBE ALVA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62021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PENAL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string" table:style-name="ce1">
            <text:p>DEIMAN LEON</text:p>
          </table:table-cell>
          <table:table-cell office:value-type="string" table:style-name="ce1">
            <text:p>CUARTAS CELI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660084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 POLITIC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string" table:style-name="ce1">
            <text:p>EDWIN FERNANDO</text:p>
          </table:table-cell>
          <table:table-cell office:value-type="string" table:style-name="ce1">
            <text:p>GIRALDO HERRER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66269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COMERCIAL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string" table:style-name="ce1">
            <text:p>JULIAN ESTEBAN</text:p>
          </table:table-cell>
          <table:table-cell office:value-type="string" table:style-name="ce1">
            <text:p>VELEZ PE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66732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MURCIA JONATHA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707184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number-rows-repeated="10483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Duvan Giraldo Avendaño</meta:initial-creator>
    <dc:creator>Duvan Giraldo Avendaño</dc:creator>
    <meta:creation-date>2015-06-05T18:19:34Z</meta:creation-date>
    <dc:date>2020-09-22T18:35:07Z</dc:date>
  </office:meta>
</office:document-meta>
</file>